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36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subtitle">
      <style:graphic-properties draw:fill-color="#ffffff" fo:min-height="17.68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title">
      <style:graphic-properties draw:auto-grow-height="true" fo:min-height="3.507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>Zwischenpräsentation </text:span></text:p>
            <text:p text:style-name="P1"><text:span text:style-name="T1">Gruppe 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presentation:style-name="pr3" draw:layer="layout" svg:width="25.199cm" svg:height="17.685cm" svg:x="1.4cm" svg:y="0.962cm" presentation:class="subtitle">
          <draw:text-box>
            <text:p>„Böses Gewerbe brint bösen Lohn“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draw:style-name="gr2" draw:text-style-name="P2" draw:layer="layout" svg:width="25.198cm" svg:height="17.685cm" svg:x="1.4cm" svg:y="0.962cm">
          <draw:image xlink:href="file:///C:/Users/Philipp/Desktop/Schiller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liederung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on der Analyse zum Entwurf</text:p>
                <text:p>(Philipp/Philipp)</text:p>
              </text:list-item>
              <text:list-item>
                <text:p>Gui</text:p>
                <text:p>(Chris)</text:p>
              </text:list-item>
              <text:list-item>
                <text:p>Prototypen</text:p>
                <text:p>(Philip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office:forms form:automatic-focus="false" form:apply-design-mode="false"/>
        <draw:frame presentation:style-name="pr3" draw:text-style-name="P1" draw:layer="layout" svg:width="25.199cm" svg:height="17.685cm" svg:x="1.4cm" svg:y="0.962cm" presentation:class="subtitle">
          <draw:text-box>
            <text:p text:style-name="P1"><text:span text:style-name="T1">Das T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as Team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hef:<text:tab/><text:tab/><text:tab/>Philipp W.</text:p>
              </text:list-item>
              <text:list-item>
                <text:p>Assistent:<text:tab/><text:tab/>Philipp J.</text:p>
              </text:list-item>
              <text:list-item>
                <text:p>Admin:<text:tab/><text:tab/><text:tab/>Chris</text:p>
              </text:list-item>
              <text:list-item>
                <text:p>Tester:<text:tab/><text:tab/><text:tab/>Max</text:p>
              </text:list-item>
              <text:list-item>
                <text:p>Sekretär:<text:tab/><text:tab/>Ti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office:forms form:automatic-focus="false" form:apply-design-mode="false"/>
        <draw:frame presentation:style-name="pr3" draw:text-style-name="P1" draw:layer="layout" svg:width="25.199cm" svg:height="17.685cm" svg:x="1.4cm" svg:y="0.962cm" presentation:class="subtitle">
          <draw:text-box>
            <text:p text:style-name="P1"><text:span text:style-name="T1">Von der Analyse zum Entwur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3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Use-C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frame draw:style-name="gr2" draw:text-style-name="P2" draw:layer="layout" svg:width="12.725cm" svg:height="10.529cm" svg:x="7.275cm" svg:y="4cm">
          <draw:image xlink:href="file:///C:/Users/Philipp/Desktop/Use-Case%2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draw:style-name="gr2" draw:text-style-name="P2" draw:layer="layout" svg:width="12.725cm" svg:height="10.529cm" svg:x="3.956cm" svg:y="3.113cm">
          <draw:image xlink:href="file:///C:/Users/Philipp/Desktop/Use-Case%2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draw:style-name="gr2" draw:text-style-name="P2" draw:layer="layout" svg:width="18.596cm" svg:height="18.5cm" svg:x="6cm" svg:y="1cm">
          <draw:image xlink:href="file:///C:/Users/Philipp/Desktop/Use-Case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>
        <office:forms form:automatic-focus="false" form:apply-design-mode="false"/>
        <draw:frame draw:style-name="gr2" draw:text-style-name="P2" draw:layer="layout" svg:width="25.196cm" svg:height="17.685cm" svg:x="1.401cm" svg:y="0.962cm">
          <draw:image xlink:href="file:///C:/Users/Philipp/Desktop/Use-Case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>
        <office:forms form:automatic-focus="false" form:apply-design-mode="false"/>
        <draw:frame draw:style-name="gr2" draw:text-style-name="P2" draw:layer="layout" svg:width="25.197cm" svg:height="17.685cm" svg:x="1.5cm" svg:y="1cm">
          <draw:image xlink:href="file:///C:/Users/Philipp/Desktop/Use-Case%20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office:forms form:automatic-focus="false" form:apply-design-mode="false"/>
        <draw:frame draw:style-name="gr2" draw:text-style-name="P2" draw:layer="layout" svg:width="15.213cm" svg:height="18.149cm" svg:x="7cm" svg:y="0.5cm">
          <draw:image xlink:href="file:///C:/Users/Philipp/Desktop/Use-case%2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>
        <office:forms form:automatic-focus="false" form:apply-design-mode="false"/>
        <draw:frame presentation:style-name="pr3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Analyseklassendiagram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2">
        <office:forms form:automatic-focus="false" form:apply-design-mode="false"/>
        <draw:frame presentation:style-name="pr3" draw:text-style-name="P1" draw:layer="layout" svg:width="25.199cm" svg:height="17.685cm" svg:x="1.4cm" svg:y="0.962cm" presentation:class="subtitle">
          <draw:text-box>
            <text:p text:style-name="P1"><text:span text:style-name="T1">Entwurfsklassendiagram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office:forms form:automatic-focus="false" form:apply-design-mode="false"/>
        <draw:frame presentation:style-name="pr3" draw:text-style-name="P1" draw:layer="layout" svg:width="25.199cm" svg:height="17.685cm" svg:x="1.4cm" svg:y="0.962cm" presentation:class="subtitle">
          <draw:text-box>
            <text:p text:style-name="P1"><text:span text:style-name="T1">G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2">
        <office:forms form:automatic-focus="false" form:apply-design-mode="false"/>
        <draw:frame presentation:style-name="pr3" draw:text-style-name="P1" draw:layer="layout" svg:width="25.199cm" svg:height="17.685cm" svg:x="1.4cm" svg:y="0.962cm" presentation:class="subtitle">
          <draw:text-box>
            <text:p text:style-name="P1"><text:span text:style-name="T1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3" draw:text-style-name="P1" draw:layer="layout" svg:width="25.199cm" svg:height="17.685cm" svg:x="1.4cm" svg:y="0.962cm" presentation:class="subtitle">
          <draw:text-box>
            <text:p text:style-name="P1"><text:span text:style-name="T1">Prototyp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8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Prototype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hris:<text:tab/><text:tab/>Register/Login<text:tab/><text:tab/></text:p>
              </text:list-item>
              <text:list-item>
                <text:p>Till:<text:tab/><text:tab/><text:tab/>UserManagement</text:p>
              </text:list-item>
              <text:list-item>
                <text:p>Max:<text:tab/><text:tab/><text:tab/>CalendarManagement</text:p>
              </text:list-item>
              <text:list-item>
                <text:p>Philipp:<text:tab/><text:tab/>ArticleManagement</text:p>
              </text:list-item>
              <text:list-item>
                <text:p>Philipp:<text:tab/><text:tab/>Cart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32">
        <office:forms form:automatic-focus="false" form:apply-design-mode="false"/>
        <draw:frame presentation:style-name="pr3" draw:text-style-name="P1" draw:layer="layout" svg:width="25.199cm" svg:height="17.685cm" svg:x="1.4cm" svg:y="0.962cm" presentation:class="subtitle">
          <draw:text-box>
            <text:p text:style-name="P1"><text:span text:style-name="T1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1-24T13:39:11.76</meta:creation-date>
    <meta:editing-duration>PT00H51M29S</meta:editing-duration>
    <meta:editing-cycles>6</meta:editing-cycles>
    <meta:generator>OpenOffice.org/3.2$Win32 OpenOffice.org_project/320m12$Build-9483</meta:generator>
    <dc:date>2014-11-25T17:33:40.98</dc:date>
    <meta:document-statistic meta:object-count="87"/>
  </office:meta>
</office:document-meta>
</file>